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f23" officeooo:paragraph-rsid="0016af23"/>
    </style:style>
    <style:style style:name="P2" style:family="paragraph" style:parent-style-name="Standard">
      <style:text-properties officeooo:rsid="0016af23" officeooo:paragraph-rsid="00212478"/>
    </style:style>
    <style:style style:name="P3" style:family="paragraph" style:parent-style-name="Standard">
      <style:text-properties officeooo:rsid="0016af23" officeooo:paragraph-rsid="00649090"/>
    </style:style>
    <style:style style:name="P4" style:family="paragraph" style:parent-style-name="Standard">
      <style:text-properties officeooo:rsid="0016af23" officeooo:paragraph-rsid="0079fefc"/>
    </style:style>
    <style:style style:name="P5" style:family="paragraph" style:parent-style-name="Standard">
      <style:text-properties officeooo:rsid="00189057" officeooo:paragraph-rsid="00189057"/>
    </style:style>
    <style:style style:name="P6" style:family="paragraph" style:parent-style-name="Standard">
      <style:text-properties officeooo:rsid="00189057" officeooo:paragraph-rsid="001c60d8"/>
    </style:style>
    <style:style style:name="P7" style:family="paragraph" style:parent-style-name="Standard">
      <style:text-properties officeooo:rsid="00189057" officeooo:paragraph-rsid="00212478"/>
    </style:style>
    <style:style style:name="P8" style:family="paragraph" style:parent-style-name="Standard">
      <style:text-properties officeooo:rsid="00189057" officeooo:paragraph-rsid="0062dd66"/>
    </style:style>
    <style:style style:name="P9" style:family="paragraph" style:parent-style-name="Standard">
      <style:text-properties officeooo:rsid="00189057" officeooo:paragraph-rsid="00649090"/>
    </style:style>
    <style:style style:name="P10" style:family="paragraph" style:parent-style-name="Standard">
      <style:text-properties officeooo:rsid="00189057" officeooo:paragraph-rsid="0079fefc"/>
    </style:style>
    <style:style style:name="P11" style:family="paragraph" style:parent-style-name="Standard">
      <style:text-properties officeooo:rsid="001132c8" officeooo:paragraph-rsid="001b3292"/>
    </style:style>
    <style:style style:name="P12" style:family="paragraph" style:parent-style-name="Standard">
      <style:text-properties officeooo:rsid="001132c8" officeooo:paragraph-rsid="001c60d8"/>
    </style:style>
    <style:style style:name="P13" style:family="paragraph" style:parent-style-name="Standard">
      <style:text-properties officeooo:rsid="001132c8" officeooo:paragraph-rsid="00212478"/>
    </style:style>
    <style:style style:name="P14" style:family="paragraph" style:parent-style-name="Standard">
      <style:text-properties officeooo:rsid="001132c8" officeooo:paragraph-rsid="0023797d"/>
    </style:style>
    <style:style style:name="P15" style:family="paragraph" style:parent-style-name="Standard">
      <style:text-properties officeooo:rsid="001132c8" officeooo:paragraph-rsid="00380be9"/>
    </style:style>
    <style:style style:name="P16" style:family="paragraph" style:parent-style-name="Standard">
      <style:text-properties officeooo:rsid="001132c8" officeooo:paragraph-rsid="0053ec41"/>
    </style:style>
    <style:style style:name="P17" style:family="paragraph" style:parent-style-name="Standard">
      <style:text-properties officeooo:rsid="001132c8" officeooo:paragraph-rsid="00649090"/>
    </style:style>
    <style:style style:name="P18" style:family="paragraph" style:parent-style-name="Standard">
      <style:text-properties officeooo:rsid="001132c8" officeooo:paragraph-rsid="0077aa01"/>
    </style:style>
    <style:style style:name="P19" style:family="paragraph" style:parent-style-name="Standard">
      <style:text-properties officeooo:rsid="001132c8" officeooo:paragraph-rsid="0079c576"/>
    </style:style>
    <style:style style:name="P20" style:family="paragraph" style:parent-style-name="Standard">
      <style:text-properties officeooo:rsid="001132c8" officeooo:paragraph-rsid="0079fefc"/>
    </style:style>
    <style:style style:name="P21" style:family="paragraph" style:parent-style-name="Standard">
      <style:text-properties officeooo:rsid="001132c8" officeooo:paragraph-rsid="007d0720"/>
    </style:style>
    <style:style style:name="P22" style:family="paragraph" style:parent-style-name="Standard">
      <style:text-properties officeooo:rsid="001132c8" officeooo:paragraph-rsid="007f8af0"/>
    </style:style>
    <style:style style:name="P23" style:family="paragraph" style:parent-style-name="Standard">
      <style:text-properties fo:font-weight="bold" officeooo:rsid="001e58ce" officeooo:paragraph-rsid="00212478" style:font-weight-asian="bold" style:font-weight-complex="bold"/>
    </style:style>
    <style:style style:name="P24" style:family="paragraph" style:parent-style-name="Standard">
      <style:text-properties officeooo:rsid="001b3292" officeooo:paragraph-rsid="001b3292"/>
    </style:style>
    <style:style style:name="P25" style:family="paragraph" style:parent-style-name="Standard">
      <style:text-properties officeooo:rsid="001b3292" officeooo:paragraph-rsid="00212478"/>
    </style:style>
    <style:style style:name="P26" style:family="paragraph" style:parent-style-name="Standard">
      <style:text-properties officeooo:rsid="001b3292" officeooo:paragraph-rsid="00265f0a"/>
    </style:style>
    <style:style style:name="P27" style:family="paragraph" style:parent-style-name="Standard">
      <style:text-properties officeooo:rsid="001b3292" officeooo:paragraph-rsid="00649090"/>
    </style:style>
    <style:style style:name="P28" style:family="paragraph" style:parent-style-name="Standard">
      <style:text-properties officeooo:rsid="001b3292" officeooo:paragraph-rsid="0079fefc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1132c8" officeooo:paragraph-rsid="001b3292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1132c8" officeooo:paragraph-rsid="001c60d8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1132c8" officeooo:paragraph-rsid="00649090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1132c8" officeooo:paragraph-rsid="00725d4f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1132c8" officeooo:paragraph-rsid="0079fefc" style:font-weight-asian="bold" style:font-weight-complex="bold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1132c8" officeooo:paragraph-rsid="007b5b1b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16af23" officeooo:paragraph-rsid="0016af23" style:font-weight-asian="bold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16af23" officeooo:paragraph-rsid="00725d4f" style:font-weight-asian="bold" style:font-weight-complex="bold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16af23" officeooo:paragraph-rsid="007b5b1b" style:font-weight-asian="bold" style:font-weight-complex="bold"/>
    </style:style>
    <style:style style:name="P38" style:family="paragraph" style:parent-style-name="Standard">
      <style:text-properties fo:font-size="14pt" fo:font-weight="bold" officeooo:rsid="001e58ce" officeooo:paragraph-rsid="001e58ce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fo:font-weight="bold" officeooo:rsid="001e58ce" officeooo:paragraph-rsid="00212478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fo:font-weight="bold" officeooo:rsid="001e58ce" officeooo:paragraph-rsid="00649090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6pt" fo:font-weight="bold" officeooo:rsid="0016af23" officeooo:paragraph-rsid="00284573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284573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49b524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649090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79fefc" style:font-size-asian="16pt" style:font-weight-asian="bold" style:font-size-complex="16pt" style:font-weight-complex="bold"/>
    </style:style>
    <style:style style:name="P46" style:family="paragraph" style:parent-style-name="Standard">
      <style:text-properties fo:font-size="16pt" fo:font-weight="bold" officeooo:rsid="0016af23" officeooo:paragraph-rsid="001c60d8" style:font-size-asian="16pt" style:font-weight-asian="bold" style:font-size-complex="16pt" style:font-weight-complex="bold"/>
    </style:style>
    <style:style style:name="P47" style:family="paragraph" style:parent-style-name="Standard">
      <style:text-properties fo:font-size="16pt" fo:font-weight="bold" officeooo:rsid="00189057" officeooo:paragraph-rsid="00649090" style:font-size-asian="16pt" style:font-weight-asian="bold" style:font-size-complex="16pt" style:font-weight-complex="bold"/>
    </style:style>
    <style:style style:name="P48" style:family="paragraph" style:parent-style-name="Standard">
      <style:text-properties fo:font-size="16pt" fo:font-weight="bold" officeooo:rsid="00189057" officeooo:paragraph-rsid="0079fefc" style:font-size-asian="16pt" style:font-weight-asian="bold" style:font-size-complex="16pt" style:font-weight-complex="bold"/>
    </style:style>
    <style:style style:name="P49" style:family="paragraph" style:parent-style-name="Standard">
      <style:text-properties fo:font-size="16pt" style:text-underline-style="solid" style:text-underline-width="auto" style:text-underline-color="font-color" fo:font-weight="bold" officeooo:rsid="00284573" officeooo:paragraph-rsid="00284573" style:font-size-asian="16pt" style:font-weight-asian="bold" style:font-size-complex="16pt" style:font-weight-complex="bold"/>
    </style:style>
    <style:style style:name="P50" style:family="paragraph" style:parent-style-name="Standard">
      <style:text-properties officeooo:rsid="002b55cd" officeooo:paragraph-rsid="002b55cd"/>
    </style:style>
    <style:style style:name="P51" style:family="paragraph" style:parent-style-name="Standard">
      <style:text-properties officeooo:rsid="002b55cd" officeooo:paragraph-rsid="0032f27b"/>
    </style:style>
    <style:style style:name="P52" style:family="paragraph" style:parent-style-name="Standard">
      <style:text-properties officeooo:paragraph-rsid="001c60d8"/>
    </style:style>
    <style:style style:name="P53" style:family="paragraph" style:parent-style-name="Standard">
      <style:text-properties officeooo:paragraph-rsid="002b5a0d"/>
    </style:style>
    <style:style style:name="P54" style:family="paragraph" style:parent-style-name="Standard">
      <style:text-properties officeooo:paragraph-rsid="002fe811"/>
    </style:style>
    <style:style style:name="P55" style:family="paragraph" style:parent-style-name="Standard">
      <style:text-properties officeooo:paragraph-rsid="0031bd0e"/>
    </style:style>
    <style:style style:name="P56" style:family="paragraph" style:parent-style-name="Standard">
      <style:text-properties officeooo:rsid="001c60d8" officeooo:paragraph-rsid="00380be9"/>
    </style:style>
    <style:style style:name="P57" style:family="paragraph" style:parent-style-name="Standard">
      <style:text-properties officeooo:rsid="001c60d8" officeooo:paragraph-rsid="0053ec41"/>
    </style:style>
    <style:style style:name="P58" style:family="paragraph" style:parent-style-name="Standard">
      <style:text-properties officeooo:rsid="001c60d8" officeooo:paragraph-rsid="0077aa01"/>
    </style:style>
    <style:style style:name="P59" style:family="paragraph" style:parent-style-name="Standard">
      <style:text-properties officeooo:rsid="001c60d8" officeooo:paragraph-rsid="007f8af0"/>
    </style:style>
    <style:style style:name="P60" style:family="paragraph" style:parent-style-name="Standard">
      <style:text-properties officeooo:rsid="001c60d8" officeooo:paragraph-rsid="007d0720"/>
    </style:style>
    <style:style style:name="P61" style:family="paragraph" style:parent-style-name="Standard">
      <style:text-properties officeooo:rsid="002b5a0d" officeooo:paragraph-rsid="002b5a0d"/>
    </style:style>
    <style:style style:name="P62" style:family="paragraph" style:parent-style-name="Standard">
      <style:text-properties officeooo:rsid="001e6847" officeooo:paragraph-rsid="0053ec41"/>
    </style:style>
    <style:style style:name="P63" style:family="paragraph" style:parent-style-name="Standard">
      <style:text-properties officeooo:rsid="001e58ce" officeooo:paragraph-rsid="0079fefc"/>
    </style:style>
    <style:style style:name="P64" style:family="paragraph">
      <loext:graphic-properties draw:fill-color="#cccccc"/>
      <style:paragraph-properties fo:text-align="center"/>
    </style:style>
    <style:style style:name="P65" style:family="paragraph">
      <loext:graphic-properties draw:fill-color="#eeeeee"/>
      <style:text-properties fo:font-size="12pt"/>
    </style:style>
    <style:style style:name="T1" style:family="text">
      <style:text-properties officeooo:rsid="00189057"/>
    </style:style>
    <style:style style:name="T2" style:family="text">
      <style:text-properties officeooo:rsid="001907c7"/>
    </style:style>
    <style:style style:name="T3" style:family="text">
      <style:text-properties officeooo:rsid="001b3292"/>
    </style:style>
    <style:style style:name="T4" style:family="text">
      <style:text-properties officeooo:rsid="001c60d8"/>
    </style:style>
    <style:style style:name="T5" style:family="text">
      <style:text-properties officeooo:rsid="0020dda3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c60d8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2067b" style:font-weight-asian="bold" style:font-weight-complex="bold"/>
    </style:style>
    <style:style style:name="T9" style:family="text">
      <style:text-properties officeooo:rsid="00230e4d"/>
    </style:style>
    <style:style style:name="T10" style:family="text">
      <style:text-properties officeooo:rsid="0023797d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solid" style:text-underline-width="auto" style:text-underline-color="font-color" fo:font-weight="bold" officeooo:rsid="001b3292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officeooo:rsid="002b5a0d"/>
    </style:style>
    <style:style style:name="T15" style:family="text">
      <style:text-properties officeooo:rsid="002e2c39"/>
    </style:style>
    <style:style style:name="T16" style:family="text">
      <style:text-properties officeooo:rsid="002fe811"/>
    </style:style>
    <style:style style:name="T17" style:family="text">
      <style:text-properties officeooo:rsid="0031bd0e"/>
    </style:style>
    <style:style style:name="T18" style:family="text">
      <style:text-properties officeooo:rsid="0032f27b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3f87fa" style:font-size-asian="12pt" style:font-size-complex="12pt"/>
    </style:style>
    <style:style style:name="T21" style:family="text">
      <style:text-properties fo:font-size="12pt" officeooo:rsid="003f8a79" style:font-size-asian="12pt" style:font-size-complex="12pt"/>
    </style:style>
    <style:style style:name="T22" style:family="text">
      <style:text-properties officeooo:rsid="0053ec41"/>
    </style:style>
    <style:style style:name="T23" style:family="text">
      <style:text-properties officeooo:rsid="00637fe2"/>
    </style:style>
    <style:style style:name="T24" style:family="text">
      <style:text-properties officeooo:rsid="00649090"/>
    </style:style>
    <style:style style:name="T25" style:family="text">
      <style:text-properties officeooo:rsid="00690d7a"/>
    </style:style>
    <style:style style:name="T26" style:family="text">
      <style:text-properties officeooo:rsid="00702cdb"/>
    </style:style>
    <style:style style:name="T27" style:family="text">
      <style:text-properties officeooo:rsid="00720fef"/>
    </style:style>
    <style:style style:name="T28" style:family="text">
      <style:text-properties officeooo:rsid="00734f00"/>
    </style:style>
    <style:style style:name="T29" style:family="text">
      <style:text-properties officeooo:rsid="0074507f"/>
    </style:style>
    <style:style style:name="T30" style:family="text">
      <style:text-properties officeooo:rsid="007b5b1b"/>
    </style:style>
    <style:style style:name="T31" style:family="text">
      <style:text-properties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79fefc" style:font-size-asian="14pt" style:font-weight-asian="bold" style:font-size-complex="14pt" style:font-weight-complex="bold"/>
    </style:style>
    <style:style style:name="T33" style:family="text">
      <style:text-properties fo:font-size="12pt"/>
    </style:style>
    <style:style style:name="T34" style:family="text">
      <style:text-properties fo:font-size="12pt" fo:font-weight="bold" style:font-size-asian="12pt" style:font-weight-asian="bold" style:font-size-complex="12pt" style:font-weight-complex="bold"/>
    </style:style>
    <style:style style:name="T35" style:family="text">
      <style:text-properties fo:font-size="12pt" style:font-size-asian="12pt" style:font-weight-asian="bold" style:font-size-complex="12pt"/>
    </style:style>
    <style:style style:name="gr1" style:family="graphic">
      <style:graphic-properties svg:stroke-color="#ff0000"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000000" draw:marker-start-width="0.503cm" draw:marker-end-width="0.503cm" draw:fill-color="#eeeeee" draw:textarea-horizontal-align="justify" draw:textarea-vertical-align="middle" draw:auto-grow-height="false" fo:min-height="8.368cm" fo:min-width="18.55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STAGE Abacus – Mr Vigier Michel</text:p>
      <text:p text:style-name="P43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1"/>
      <text:p text:style-name="P38">Semaine 1 du 14 au 18 mai 2018</text:p>
      <text:p text:style-name="P1"/>
      <text:p text:style-name="P29"><text:span text:style-name="T3">Lundi </text:span>14/05/18 </text:p>
      <text:p text:style-name="P11"/>
      <text:p text:style-name="P11"><text:span text:style-name="T3"><text:tab/>-</text:span>Matin : Explication par M.Vigier du projet dans son ensemble, son entreprise, association, <text:tab/><text:tab/> <text:s/>but de l’ensemble et de chaque partie.</text:p>
      <text:p text:style-name="P11"/>
      <text:p text:style-name="P11"><text:tab/>Apr<text:span text:style-name="T3">e</text:span>m : Première réalisation d’une maquette graphique afin de savoir ou l’on va.</text:p>
      <text:p text:style-name="P11"/>
      <text:p text:style-name="P29"><text:span text:style-name="T4">Mardi </text:span>15/05/18 </text:p>
      <text:p text:style-name="P11"><text:tab/></text:p>
      <text:p text:style-name="P11"><text:tab/><text:span text:style-name="T3">-Matin : d</text:span>ébug p<text:span text:style-name="T3">hp </text:span>du boulier ainsi que sur l’élaboration du cahier des charges <text:tab/><text:tab/><text:tab/><text:tab/> <text:s/>secondaires avec M.Vigier –<text:span text:style-name="T3"> prise note des contacts</text:span></text:p>
      <text:p text:style-name="P16"><text:span text:style-name="T3"><text:tab/><text:tab/><text:tab/>Pascal :travail à distance </text:span><text:s/></text:p>
      <text:p text:style-name="P11"><text:tab/><text:tab/><text:tab/></text:p>
      <text:p text:style-name="P24"><text:tab/>- Aprem :</text:p>
      <text:p text:style-name="P11"/>
      <text:p text:style-name="P11"><text:tab/><text:tab/>Manu : <text:span text:style-name="T4">débug php boulier ; installation sqlite pour la bdd et studio DBbrowser</text:span></text:p>
      <text:p text:style-name="P11"/>
      <text:p text:style-name="P30"><text:span text:style-name="T4">Mercredi </text:span>16/05/18 </text:p>
      <text:p text:style-name="P12"/>
      <text:p text:style-name="P12"><text:tab/><text:span text:style-name="T4">-Matin : Réunion sur le choix du nom de domaine, </text:span>Création espace OVH <text:span text:style-name="T4">(nom de domaine)</text:span> <text:tab/><text:tab/>+ débug suite des différents problèmes existants. Prise de connaissance + mise à plats <text:tab/><text:tab/>des éléments que l’on va avoir besoin, <text:span text:style-name="T4">fromscratch ou WordPress ?!</text:span></text:p>
      <text:p text:style-name="P11"><text:tab/></text:p>
      <text:p text:style-name="P30"><text:span text:style-name="T4">Jeudi </text:span>17/05/18 </text:p>
      <text:p text:style-name="P12"/>
      <text:p text:style-name="P16"><text:span text:style-name="T4"><text:tab/>-Matin &amp; Aprem</text:span>: </text:p>
      <text:p text:style-name="P16"><text:tab/>Rédaction du planning journalier + découpage des taches. Déploiement d’un <text:tab/><text:tab/><text:tab/>Wordpress + tentative de récupération d’une BDD existantes (puis abandon). <text:tab/><text:tab/><text:tab/>Création d’une toute nouvelle BDD <text:span text:style-name="T4">sur PhpMyadmin , </text:span>et élaboration d’un nouveau <text:tab/><text:tab/>plan d’action des stagiaires.</text:p>
      <text:p text:style-name="P57"><text:tab/>Pascal : Correspondance Wordpress + BDD</text:p>
      <text:p text:style-name="P62"><text:tab/>Manu : récupération et création des ht:access + ht;password</text:p>
      <text:p text:style-name="P1"/>
      <text:p text:style-name="P1"><text:tab/></text:p>
      <text:p text:style-name="P1"/>
      <text:p text:style-name="P1"/>
      <text:p text:style-name="P35">Vendredi <text:span text:style-name="T1">18/05/2018 </text:span></text:p>
      <text:p text:style-name="P1"/>
      <text:p text:style-name="P5"><text:tab/>-Matin : Réunion mise au point et validation page Index-accueil</text:p>
      <text:p text:style-name="P5"><text:tab/><text:tab/><text:tab/>Pascal : ajustement des couleurs sur le boulier,</text:p>
      <text:p text:style-name="P5"><text:tab/><text:tab/><text:tab/>Manu : démarrage wireframe desktop</text:p>
      <text:p text:style-name="P5"/>
      <text:p text:style-name="P6"><text:tab/>-Aprem : </text:p>
      <text:p text:style-name="P6"><text:tab/><text:tab/>Pascal : début mise en page</text:p>
      <text:p text:style-name="P6"><text:tab/><text:tab/>Manu : Wireframe &amp; Mockup de l’index </text:p>
      <text:p text:style-name="P6"/>
      <text:p text:style-name="P39"><text:soft-page-break/>Semaine <text:span text:style-name="T5">2</text:span> du <text:span text:style-name="T5">21</text:span> au <text:span text:style-name="T5">25</text:span> mai 2018</text:p>
      <text:p text:style-name="P23"/>
      <text:p text:style-name="P19"><text:span text:style-name="T12">Lundi 21</text:span><text:span text:style-name="T11">/05/18 </text:span><text:span text:style-name="T13"><text:tab/></text:span><text:span text:style-name="T3">Férié<text:tab/><text:tab/><text:tab/></text:span><text:span text:style-name="T7">Mardi 22</text:span><text:span text:style-name="T6">/05/18</text:span> </text:p>
      <text:p text:style-name="P13"><draw:custom-shape text:anchor-type="paragraph" draw:z-index="1" draw:name="Forme3" draw:style-name="gr2" draw:text-style-name="P65" svg:width="18.654cm" svg:height="8.467cm" svg:x="-1.104cm" svg:y="0.152cm"><text:p><text:span text:style-name="T33"><text:tab/></text:span><text:span text:style-name="T34">OVH : </text:span><text:span text:style-name="T34"><text:tab/></text:span><text:span text:style-name="T34"><text:tab/></text:span><text:span text:style-name="T34">Login : vm141060-ovh</text:span></text:p><text:p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MDP : 7855Qvpvs@</text:span></text:p><text:p><text:span text:style-name="T34"><text:tab/></text:span><text:span text:style-name="T34">Cluster : </text:span><text:span text:style-name="T34"><text:tab/></text:span><text:span text:style-name="T34"><text:tab/></text:span><text:span text:style-name="T34"><text:a xlink:href="ftp://ftp.cluster021.hosting.ovh.net:21/" xlink:type="simple">ftp://ftp.cluster021.hosting.ovh.net:21/</text:a></text:span></text:p><text:p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Identifiant : lecalculsm</text:span><text:span text:style-name="T34"><text:tab/></text:span></text:p><text:p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MDP : 7855Qvpvs</text:span></text:p><text:p><text:span text:style-name="T19"><text:tab/></text:span></text:p><text:p><text:span text:style-name="T19"><text:tab/></text:span><text:span text:style-name="T34">WordPress sur OVH : </text:span><text:span text:style-name="T34"><text:tab/></text:span></text:p><text:p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http://www.lecalculmental.fr/lecalculmental/</text:span></text:p><text:p><text:span text:style-name="T34"><text:tab/></text:span><text:span text:style-name="T34"><text:tab/></text:span><text:span text:style-name="T34"> </text:span><text:span text:style-name="T34"><text:tab/></text:span><text:span text:style-name="T34"><text:tab/></text:span><text:span text:style-name="T34"><text:tab/></text:span><text:span text:style-name="T34">Titre du site : lecalculmental</text:span></text:p><text:p><text:span text:style-name="T34"><text:tab/></text:span><text:span text:style-name="T34"><text:tab/></text:span><text:span text:style-name="T34"> <text:s/></text:span><text:span text:style-name="T34"><text:tab/></text:span><text:span text:style-name="T34"><text:tab/></text:span><text:span text:style-name="T34"><text:tab/></text:span><text:span text:style-name="T34">Identifiant : contact-api@orange.fr</text:span></text:p><text:p><text:span text:style-name="T34"><text:tab/></text:span><text:span text:style-name="T34"><text:tab/></text:span><text:span text:style-name="T34"> <text:s/></text:span><text:span text:style-name="T34"><text:tab/></text:span><text:span text:style-name="T34"><text:tab/></text:span><text:span text:style-name="T34"><text:tab/></text:span><text:span text:style-name="T34">MDP: pyv2T2Kj8(MHMr!z56</text:span></text:p><text:p><text:span text:style-name="T35"/></text:p><text:p><text:span text:style-name="T34"><text:tab/></text:span><text:span text:style-name="T34">Base De Données OVH : <text:s/></text:span></text:p><text:p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Nom d'utilisateur : lecalculsmmichel</text:span></text:p><text:p><text:span text:style-name="T34"><text:tab/></text:span><text:span text:style-name="T34"><text:tab/></text:span><text:span text:style-name="T34"><text:tab/></text:span><text:span text:style-name="T34"><text:tab/></text:span><text:span text:style-name="T34"> <text:s text:c="5"/></text:span><text:span text:style-name="T34"><text:tab/></text:span><text:span text:style-name="T34">Nom de la base: <text:s text:c="3"/>lecalculsmmichel <text:s text:c="3"/></text:span></text:p><text:p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Adresse du serveur: lecalculsmmichel.mysql.db</text:span></text:p><text:p><text:span text:style-name="T34"><text:tab/></text:span><text:span text:style-name="T34"><text:tab/></text:span><text:span text:style-name="T34"><text:tab/></text:span><text:span text:style-name="T34"> <text:s/></text:span><text:span text:style-name="T34"><text:tab/></text:span><text:span text:style-name="T34"><text:tab/></text:span><text:span text:style-name="T34">MDP BDD: 7855Qvpvs</text:span></text:p><draw:enhanced-geometry svg:viewBox="0 0 21600 21600" draw:type="rectangle" draw:enhanced-path="M 0 0 L 21600 0 21600 21600 0 21600 0 0 Z N"/></draw:custom-shap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polygon text:anchor-type="paragraph" draw:z-index="0" draw:name="Forme1" draw:style-name="gr1" draw:text-style-name="P64" svg:width="0cm" svg:height="0cm" svg:x="0.457cm" svg:y="0.379cm" svg:viewBox="0 0 0 0" draw:points="0,0"><text:p/></draw:polygon></text:p>
      <text:p text:style-name="P26"><text:tab/>-Matin : Pascal : <text:span text:style-name="T19">Ouverture </text:span><text:span text:style-name="T21">du</text:span><text:span text:style-name="T19"> compte OVH, déploiement du Worpress </text:span><text:span text:style-name="T21">ainsi que</text:span><text:span text:style-name="T20"> </text:span><text:span text:style-name="T19">de la BDD <text:tab/><text:tab/><text:tab/> <text:s/>sur serveur OVH.</text:span></text:p>
      <text:p text:style-name="P14"><text:tab/><text:tab/>Manu : <text:span text:style-name="T10">Wireframe</text:span><text:tab/></text:p>
      <text:p text:style-name="P25"><text:tab/>- Aprem : </text:p>
      <text:p text:style-name="P13"><text:tab/><text:tab/><text:span text:style-name="T10">Pascal : Idem que le matin</text:span></text:p>
      <text:p text:style-name="P13"><text:tab/><text:tab/>Manu : <text:span text:style-name="T10">Wireframe</text:span></text:p>
      <text:p text:style-name="P13"/>
      <text:p text:style-name="P13"><text:span text:style-name="T7">Mercredi 23</text:span><text:span text:style-name="T6">/05/18</text:span> </text:p>
      <text:p text:style-name="P13"/>
      <text:p text:style-name="P15"><text:tab/><text:span text:style-name="T4">-Matin : Wireframe - Wordpress</text:span></text:p>
      <text:p text:style-name="P56"><text:tab/> <text:tab/>Pascal : Choix du thème et plugins</text:p>
      <text:p text:style-name="P15"><text:tab/><text:tab/>Manu : <text:span text:style-name="T10">Wireframe</text:span></text:p>
      <text:p text:style-name="P13"><text:tab/></text:p>
      <text:p text:style-name="P13"><text:tab/><text:span text:style-name="T9">-Aprem : Wordpress </text:span></text:p>
      <text:p text:style-name="P15"><text:tab/><text:tab/><text:span text:style-name="T4">Pascal : Démarrage du site </text:span></text:p>
      <text:p text:style-name="P15"><text:tab/><text:tab/>Manu : <text:span text:style-name="T9">Mise en place du parallaxe pour le boulier sur Wordpress </text:span></text:p>
      <text:p text:style-name="P13"/>
      <text:p text:style-name="P13"><text:span text:style-name="T7">Jeudi 24</text:span><text:span text:style-name="T6">/05/18 </text:span></text:p>
      <text:p text:style-name="P13"/>
      <text:p text:style-name="P13"><text:span text:style-name="T4"><text:tab/>-Matin </text:span>: <text:span text:style-name="T22">Réunion avec M.Vigier sur la partie exercice en ligne du site ; définition plus <text:tab/>précise du cahier des charges et schématisation de la BDD + Validation avec le client</text:span></text:p>
      <text:p text:style-name="P13"><text:tab/><text:span text:style-name="T22">Début de la réalisation de la BDD + Wordpress suite : Création d’un formulaire incluant la <text:tab/>sécurisation des envois et des données (Captcha)</text:span><text:tab/></text:p>
      <text:p text:style-name="P2"><text:tab/><text:span text:style-name="T4">-Aprem : Manu : Création BDD Pascal : déploiement et adaptation d’un nouveau thème WP</text:span></text:p>
      <text:p text:style-name="P2"/>
      <text:p text:style-name="P2"><text:span text:style-name="T6">Vendredi </text:span><text:span text:style-name="T8">25/05/2018 </text:span></text:p>
      <text:p text:style-name="P2"/>
      <text:p text:style-name="P8"><text:tab/>-Matin : <text:span text:style-name="T23">Mise à niveau version Ubuntu 17.04 vers Ubuntu 17.10, plantage, donc migrer vers <text:tab/><text:tab/>Linux Mint 18.04 .</text:span></text:p>
      <text:p text:style-name="P7"><text:tab/>-Aprem : <text:span text:style-name="T23">Réinstallation de tous les logiciels, Bdd + avancement site + recherche intégration <text:tab/><text:tab/>fichiers js, php, css (plugin fromscratch).</text:span></text:p>
      <text:p text:style-name="P46"><text:soft-page-break/></text:p>
      <text:p text:style-name="P44">STAGE Abacus – Mr Vigier Michel</text:p>
      <text:p text:style-name="P44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44"/>
      <text:p text:style-name="P44"/>
      <text:p text:style-name="P3"/>
      <text:p text:style-name="P40">Semaine <text:span text:style-name="T24">3</text:span> du <text:span text:style-name="T24">28</text:span> au <text:span text:style-name="T29">01 juin</text:span> 2018</text:p>
      <text:p text:style-name="P3"/>
      <text:p text:style-name="P31"><text:span text:style-name="T3">Lundi 28</text:span>/05/18 </text:p>
      <text:p text:style-name="P17"/>
      <text:p text:style-name="P17"><text:span text:style-name="T3"><text:tab/>-</text:span>Matin : <text:span text:style-name="T25">Récupération et travail sur la BDD + Formulaires de contact + Formulaire de <text:tab/>connexion</text:span></text:p>
      <text:p text:style-name="P17"/>
      <text:p text:style-name="P17"><text:tab/>Apr<text:span text:style-name="T3">e</text:span>m : <text:span text:style-name="T26">Tentative de récupération du wordpress suite à un crash d’OVH, </text:span></text:p>
      <text:p text:style-name="P17"/>
      <text:p text:style-name="P31"><text:span text:style-name="T4">Mardi 29</text:span>/05/18 </text:p>
      <text:p text:style-name="P17"><text:tab/></text:p>
      <text:p text:style-name="P17"><text:tab/><text:span text:style-name="T3">-Matin : Déploiement d’un nouveau worpress suite au crash d’OVH. Tentative de <text:tab/>récupération des données</text:span></text:p>
      <text:p text:style-name="P17"><text:tab/><text:tab/><text:tab/></text:p>
      <text:p text:style-name="P27"><text:tab/>- Aprem : <text:span text:style-name="T27">Recommencer depuis zéro le site car la totalité des infos sont perdues</text:span></text:p>
      <text:p text:style-name="P17"/>
      <text:p text:style-name="P17"><text:tab/><text:tab/></text:p>
      <text:p text:style-name="P17"/>
      <text:p text:style-name="P31"><text:span text:style-name="T4">Mercredi 30</text:span>/05/18 </text:p>
      <text:p text:style-name="P17"/>
      <text:p text:style-name="P17"><text:tab/><text:span text:style-name="T4">-Matin : Création du site + retouche des logos Gimp + Photoshop + BDD liaisons <text:tab/><text:tab/><text:tab/> <text:s/></text:span></text:p>
      <text:p text:style-name="P17"><text:tab/>-<text:span text:style-name="T28">Aprem : <text:s/>Dév site suite + BDD suite</text:span></text:p>
      <text:p text:style-name="P17"><text:tab/></text:p>
      <text:p text:style-name="P32"><text:span text:style-name="T4">Jeudi 31</text:span>/05/18 </text:p>
      <text:p text:style-name="P17"/>
      <text:p text:style-name="P18"><text:span text:style-name="T4"><text:tab/>-Matin &amp; Aprem</text:span>: <text:span text:style-name="T4">Redéploiement d’un nouveau Github + <text:s/>Dév site suite + Début du code de <text:tab/><text:tab/><text:tab/> <text:s text:c="4"/>la BDD et création de la connexion en POO et des liaisons </text:span></text:p>
      <text:p text:style-name="P17"><text:tab/></text:p>
      <text:p text:style-name="P58"><text:tab/></text:p>
      <text:p text:style-name="P3"/>
      <text:p text:style-name="P36">Vendredi <text:span text:style-name="T4">01/06/18 </text:span></text:p>
      <text:p text:style-name="P3"/>
      <text:p text:style-name="P9"><text:tab/>-Matin : </text:p>
      <text:p text:style-name="P9"><text:tab/><text:tab/><text:tab/>Pascal : </text:p>
      <text:p text:style-name="P9"><text:tab/><text:tab/><text:tab/>Manu : </text:p>
      <text:p text:style-name="P9"/>
      <text:p text:style-name="P9"><text:tab/>-Aprem : </text:p>
      <text:p text:style-name="P9"><text:tab/><text:tab/>Pascal : </text:p>
      <text:p text:style-name="P9"><text:tab/><text:tab/>Manu : </text:p>
      <text:p text:style-name="P47"/>
      <text:p text:style-name="P46"/>
      <text:p text:style-name="P46"/>
      <text:p text:style-name="P45"><text:soft-page-break/>STAGE Abacus – Mr Vigier Michel</text:p>
      <text:p text:style-name="P45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45"/>
      <text:p text:style-name="P45"/>
      <text:p text:style-name="P45"/>
      <text:p text:style-name="P63"><text:span text:style-name="T31">Semaine </text:span><text:span text:style-name="T32">4</text:span><text:span text:style-name="T31"> du </text:span><text:span text:style-name="T32">04</text:span><text:span text:style-name="T31"> au </text:span><text:span text:style-name="T32">08 juin</text:span><text:span text:style-name="T31"> 2018</text:span></text:p>
      <text:p text:style-name="P4"/>
      <text:p text:style-name="P33"><text:span text:style-name="T3">Lundi 04</text:span>/0<text:span text:style-name="T30">6</text:span>/18 </text:p>
      <text:p text:style-name="P20"/>
      <text:p text:style-name="P20"><text:span text:style-name="T3"><text:tab/>-</text:span>Matin : </text:p>
      <text:p text:style-name="P20"/>
      <text:p text:style-name="P20"><text:tab/>Apr<text:span text:style-name="T3">e</text:span>m : <text:span text:style-name="T26"><text:s/></text:span></text:p>
      <text:p text:style-name="P20"/>
      <text:p text:style-name="P34"><text:span text:style-name="T4">Mardi 05</text:span>/0<text:span text:style-name="T30">6</text:span>/18  </text:p>
      <text:p text:style-name="P20"><text:tab/></text:p>
      <text:p text:style-name="P20"><text:tab/><text:span text:style-name="T3">-Matin : </text:span></text:p>
      <text:p text:style-name="P20"><text:tab/><text:tab/><text:tab/></text:p>
      <text:p text:style-name="P28"><text:tab/>- Aprem :</text:p>
      <text:p text:style-name="P20"><text:tab/><text:tab/></text:p>
      <text:p text:style-name="P34"><text:span text:style-name="T4">Mercredi 06</text:span>/0<text:span text:style-name="T30">6</text:span>/18 </text:p>
      <text:p text:style-name="P20"/>
      <text:p text:style-name="P22"><text:tab/><text:span text:style-name="T4">-Matin : </text:span></text:p>
      <text:p text:style-name="P59"><text:tab/><text:tab/><text:tab/> <text:s/></text:p>
      <text:p text:style-name="P20"><text:tab/>-<text:span text:style-name="T28">Aprem : <text:s/></text:span></text:p>
      <text:p text:style-name="P20"><text:tab/></text:p>
      <text:p text:style-name="P34"><text:span text:style-name="T4">Jeudi 07</text:span>/0<text:span text:style-name="T30">6</text:span>/18  </text:p>
      <text:p text:style-name="P20"/>
      <text:p text:style-name="P60"><text:tab/>-Matin :</text:p>
      <text:p text:style-name="P21"/>
      <text:p text:style-name="P21"><text:span text:style-name="T4"><text:tab/>-Aprem</text:span>: </text:p>
      <text:p text:style-name="P20"/>
      <text:p text:style-name="P4"/>
      <text:p text:style-name="P37">Vendredi <text:span text:style-name="T3">08/06/18 </text:span></text:p>
      <text:p text:style-name="P4"/>
      <text:p text:style-name="P10"><text:tab/>-Matin : </text:p>
      <text:p text:style-name="P10"/>
      <text:p text:style-name="P10"><text:tab/>-Aprem : </text:p>
      <text:p text:style-name="P10"><text:tab/><text:tab/></text:p>
      <text:p text:style-name="P48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2"/>
      <text:p text:style-name="P42"/>
      <text:p text:style-name="P42"/>
      <text:p text:style-name="P42"/>
      <text:p text:style-name="P42">STAGE Abacus – Mr Vigier Michel</text:p>
      <text:p text:style-name="P42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41"><text:tab/><text:tab/><text:tab/><text:tab/><text:tab/></text:p>
      <text:p text:style-name="P41"/>
      <text:p text:style-name="P49"><text:span text:style-name="T15">NOS</text:span> LIENS UTILES : </text:p>
      <text:p text:style-name="P49"/>
      <text:p text:style-name="P53"><text:span text:style-name="T14">Editions Abacus<text:tab/><text:tab/></text:span><text:a xlink:type="simple" xlink:href="http://www.editions-abacus.com/" text:style-name="Internet_20_link" text:visited-style-name="Visited_20_Internet_20_Link"><text:span text:style-name="T14">http://www.editions-abacus.com/</text:span></text:a></text:p>
      <text:p text:style-name="P53"/>
      <text:p text:style-name="P53"><text:span text:style-name="T14">Asso e-nummérisme<text:tab/><text:tab/></text:span><text:a xlink:type="simple" xlink:href="http://e-numerisme.fr/" text:style-name="Internet_20_link" text:visited-style-name="Visited_20_Internet_20_Link"><text:span text:style-name="T14">http://e-numerisme.fr/</text:span></text:a></text:p>
      <text:p text:style-name="P53"><text:soft-page-break/></text:p>
      <text:p text:style-name="P61">You Tube Association Innumérisme </text:p>
      <text:p text:style-name="P53"><text:a xlink:type="simple" xlink:href="https://www.youtube.com/channel/UCmOBMvmQc_3A99L8OwEzfPw/featured" text:style-name="Internet_20_link" text:visited-style-name="Visited_20_Internet_20_Link"/></text:p>
      <text:p text:style-name="P53"><text:span text:style-name="T14"><text:tab/><text:tab/></text:span><text:a xlink:type="simple" xlink:href="https://www.youtube.com/channel/UCmOBMvmQc_3A99L8OwEzfPw/featured" text:style-name="Internet_20_link" text:visited-style-name="Visited_20_Internet_20_Link"><text:span text:style-name="T14">https://www.youtube.com/channel/UCmOBMvmQc_3A99L8OwEzfPw/featured</text:span></text:a></text:p>
      <text:p text:style-name="P53"/>
      <text:p text:style-name="P54"><text:span text:style-name="T16">Celda<text:tab/><text:tab/><text:tab/><text:tab/></text:span><text:a xlink:type="simple" xlink:href="https://www.celda.fr/" text:style-name="Internet_20_link" text:visited-style-name="Visited_20_Internet_20_Link"><text:span text:style-name="T16">https://www.celda.fr/</text:span></text:a></text:p>
      <text:p text:style-name="P54"><text:span text:style-name="T16">Celda-Boulier <text:tab/><text:tab/></text:span><text:a xlink:type="simple" xlink:href="https://www.celda.fr/ressources/boulier_virtuel/index.php" text:style-name="Internet_20_link" text:visited-style-name="Visited_20_Internet_20_Link"><text:span text:style-name="T16">https://www.celda.fr/ressources/boulier_virtuel/index.php</text:span></text:a></text:p>
      <text:p text:style-name="P6"/>
      <text:p text:style-name="P51">OVH <text:tab/><text:tab/><text:tab/><text:tab/><text:a xlink:type="simple" xlink:href="https://www.ovh.com/fr/" text:style-name="Internet_20_link" text:visited-style-name="Visited_20_Internet_20_Link">https://www.ovh.com/fr/</text:a><text:tab/></text:p>
      <text:p text:style-name="P51"><text:span text:style-name="T18">Cluster<text:tab/><text:tab/><text:tab/><text:tab/></text:span><text:a xlink:type="simple" xlink:href="ftp://ftp.cluster021.hosting.ovh.net/" text:style-name="Internet_20_link" text:visited-style-name="Visited_20_Internet_20_Link"><text:span text:style-name="T18">ftp://ftp.cluster021.hosting.ovh.net/</text:span></text:a><text:tab/><text:tab/></text:p>
      <text:p text:style-name="P6"/>
      <text:p text:style-name="P50">Wordpress <text:tab/><text:tab/><text:tab/><text:a xlink:type="simple" xlink:href="http://www.lecalculmental.fr/lecalculmental/wp-admin/" text:style-name="Internet_20_link" text:visited-style-name="Visited_20_Internet_20_Link">http://www.lecalculmental.fr/lecalculmental/wp-admin/</text:a></text:p>
      <text:p text:style-name="P50"/>
      <text:p text:style-name="P55"><text:span text:style-name="T17">Github<text:tab/><text:tab/><text:tab/><text:tab/></text:span><text:a xlink:type="simple" xlink:href="https://github.com/pascalmartinez/abacus" text:style-name="Internet_20_link" text:visited-style-name="Visited_20_Internet_20_Link"><text:span text:style-name="T17">https://github.com/pascalmartinez/abacus</text:span></text:a></text:p>
      <text:p text:style-name="P55"/>
      <text:p text:style-name="P55"/>
      <text:p text:style-name="P50"/>
      <text:p text:style-name="P50"/>
      <text:p text:style-name="P50"/>
      <text:p text:style-name="P6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08:47:30.091876339</meta:creation-date>
    <dc:date>2018-06-04T10:10:11.184108057</dc:date>
    <meta:editing-duration>P1DT1H6M31S</meta:editing-duration>
    <meta:editing-cycles>70</meta:editing-cycles>
    <meta:generator>LibreOffice/5.1.6.2$Linux_X86_64 LibreOffice_project/10m0$Build-2</meta:generator>
    <meta:document-statistic meta:table-count="0" meta:image-count="0" meta:object-count="0" meta:page-count="6" meta:paragraph-count="116" meta:word-count="654" meta:character-count="4427" meta:non-whitespace-character-count="3621"/>
  </office:meta>
</office:document-meta>
</file>